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Wrapper.header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relea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bodyToMono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toBodiless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toEntityList(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bodyToMono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toEntityList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cre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bodyToFlux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bodyToFlux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toEntity( Class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creat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ClientResponseWrapper( Client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sWrapper.a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toEntity( ParameterizedTypeReference &lt; T &gt; body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body( BodyExtractor &lt; T , ? super ClientHttpResponse &gt;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sponseWrapper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Wrapper.HeadersWrapper( 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